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belianGroup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ommRings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GroupHoms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GroupIter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ModuleHom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Monoid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akayam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emigroup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ectors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table:formula="of:=SUM([.B3:.B14])" office:value-type="float" office:value="3309" calcext:value-type="float">
            <text:p>3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5:34:27.891971969</meta:creation-date>
    <dc:date>2022-11-07T15:37:30.784121518</dc:date>
    <meta:editing-duration>PT2M56S</meta:editing-duration>
    <meta:editing-cycles>14</meta:editing-cycles>
    <meta:generator>LibreOffice/7.4.0.3$MacOSX_X86_64 LibreOffice_project/f85e47c08ddd19c015c0114a68350214f7066f5a</meta:generator>
    <meta:document-statistic meta:table-count="1" meta:cell-count="25" meta:object-count="0"/>
  </office:meta>
</office:document-meta>
</file>